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f845"/>
    </style:style>
    <style:style style:name="P2" style:family="paragraph" style:parent-style-name="Standard">
      <style:text-properties officeooo:rsid="001cf845" officeooo:paragraph-rsid="001cf845"/>
    </style:style>
    <style:style style:name="P3" style:family="paragraph" style:parent-style-name="Text_20_body">
      <style:text-properties officeooo:paragraph-rsid="00202b5d"/>
    </style:style>
    <style:style style:name="P4" style:family="paragraph" style:parent-style-name="Text_20_body" style:list-style-name="L2">
      <style:text-properties officeooo:paragraph-rsid="00202b5d"/>
    </style:style>
    <style:style style:name="P5" style:family="paragraph" style:parent-style-name="Text_20_body">
      <style:text-properties officeooo:rsid="00202b5d" officeooo:paragraph-rsid="00202b5d"/>
    </style:style>
    <style:style style:name="P6" style:family="paragraph" style:parent-style-name="Text_20_body" style:list-style-name="L3">
      <style:text-properties officeooo:rsid="00202b5d" officeooo:paragraph-rsid="00202b5d"/>
    </style:style>
    <style:style style:name="P7" style:family="paragraph" style:parent-style-name="Text_20_body">
      <style:text-properties fo:background-color="#ffff00"/>
    </style:style>
    <style:style style:name="P8" style:family="paragraph" style:parent-style-name="Text_20_body" style:list-style-name="L2">
      <style:text-properties officeooo:rsid="00202b5d" officeooo:paragraph-rsid="00202b5d" fo:background-color="#ffff00"/>
    </style:style>
    <style:style style:name="T1" style:family="text">
      <style:text-properties officeooo:rsid="001d48b6"/>
    </style:style>
    <style:style style:name="T2" style:family="text">
      <style:text-properties officeooo:rsid="001e7d08"/>
    </style:style>
    <style:style style:name="T3" style:family="text">
      <style:text-properties officeooo:rsid="00202b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volution de la population suisse</text:p>
      <text:p text:style-name="P1"/>
      <text:p text:style-name="P1"/>
      <text:h text:style-name="Heading_20_2" text:outline-level="2">Federico</text:h>
      <text:p text:style-name="P2"/>
      <text:p text:style-name="P2">- <text:span text:style-name="T1">Graphique viellissement de la population: animation + lente</text:span></text:p>
      <text:p text:style-name="P2"/>
      <text:p text:style-name="P2">- <text:span text:style-name="T1">Raccourcir le texte des 2 graphiques avec annotations</text:span></text:p>
      <text:p text:style-name="P2"/>
      <text:p text:style-name="P2"/>
      <text:p text:style-name="P2"/>
      <text:h text:style-name="Heading_20_2" text:outline-level="2">Christophe</text:h>
      <text:p text:style-name="P7">- <text:span text:style-name="T2">Titre + acrrocheur &amp; un lead (sans mentionner Ecopop)</text:span></text:p>
      <text:p text:style-name="P7">- <text:span text:style-name="T3">Avoir un premier graphique accrocheur pour commencer</text:span></text:p>
      <text:list xml:id="list8890357123753626394" text:style-name="L3">
        <text:list-item>
          <text:p text:style-name="P6">commencer avec le graphique du vieillisement de la population</text:p>
        </text:list-item>
        <text:list-item>
          <text:p text:style-name="P6">Ou ajouter un nouveau graphique dynamique/interactif</text:p>
        </text:list-item>
      </text:list>
      <text:p text:style-name="Text_20_body"/>
      <text:p text:style-name="Text_20_body">- <text:span text:style-name="T3">Graphique °4: Ligne proportion d'étranger, améloirer le design</text:span></text:p>
      <text:p text:style-name="P3">- <text:span text:style-name="T3">Graphique °6:</text:span></text:p>
      <text:list xml:id="list4459627203876827875" text:style-name="L2">
        <text:list-item>
          <text:p text:style-name="P4"><text:span text:style-name="T3">Avoir x-axis/l'échelle du temps plus facile à lire (dupliquer ou déplacer en haut)</text:span></text:p>
        </text:list-item>
        <text:list-item>
          <text:p text:style-name="P8">Annoter l'immigration de l'ex-Yougoslavie et la guerre?</text:p>
        </text:list-item>
      </text:list>
      <text:p text:style-name="P5">- Graphique °7: Clarifier l'usage de “degré” et “niveau de formation”</text:p>
      <text:p text:style-name="P5">- Graphique °8: Ralentir l'animation</text:p>
      <text:p text:style-name="P5">- Graphique °9 &amp; 10: Texte plus visible, Suisse bcp plus visible</text:p>
      <text:p text:style-name="P5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3:31:53.257975000</meta:creation-date>
    <dc:date>2014-10-23T14:18:43.661943000</dc:date>
    <meta:editing-duration>PT31M38S</meta:editing-duration>
    <meta:editing-cycles>4</meta:editing-cycles>
    <meta:generator>LibreOffice/4.2.6.3$MacOSX_x86 LibreOffice_project/3fd416d4c6db7d3204c17ce57a1d70f6e531ee21</meta:generator>
    <meta:document-statistic meta:table-count="0" meta:image-count="0" meta:object-count="0" meta:page-count="1" meta:paragraph-count="16" meta:word-count="122" meta:character-count="778" meta:non-whitespace-character-count="676"/>
  </office:meta>
</office:document-meta>
</file>